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orphans="1"/>
    </style:style>
    <style:style style:name="P2" style:family="paragraph" style:parent-style-name="Horizontal_20_Line">
      <style:paragraph-properties fo:orphans="1"/>
    </style:style>
    <style:style style:name="P3" style:family="paragraph" style:parent-style-name="Heading_20_2">
      <style:paragraph-properties fo:margin-left="0cm" fo:margin-right="0cm" fo:text-indent="0cm" style:auto-text-indent="false"/>
    </style:style>
    <style:style style:name="P4" style:family="paragraph" style:parent-style-name="Text_20_body">
      <style:paragraph-properties fo:margin-left="0cm" fo:margin-right="0cm" fo:orphans="1" fo:text-indent="0cm" style:auto-text-indent="false"/>
    </style:style>
    <style:style style:name="P5" style:family="paragraph" style:parent-style-name="Heading_20_2">
      <style:paragraph-properties fo:margin-left="0cm" fo:margin-right="0cm" fo:orphans="1" fo:text-indent="0cm" style:auto-text-indent="false"/>
    </style:style>
    <style:style style:name="P6" style:family="paragraph" style:parent-style-name="Heading_20_2">
      <style:paragraph-properties fo:orphans="1"/>
    </style:style>
    <style:style style:name="P7" style:family="paragraph" style:parent-style-name="Heading_20_3">
      <style:paragraph-properties fo:orphans="1"/>
    </style:style>
    <style:style style:name="P8" style:family="paragraph" style:parent-style-name="Text_20_body" style:list-style-name="L1">
      <style:paragraph-properties fo:margin-top="0cm" fo:margin-bottom="0cm" style:contextual-spacing="false" fo:orphans="1"/>
    </style:style>
    <style:style style:name="P9" style:family="paragraph" style:parent-style-name="Text_20_body" style:list-style-name="L1">
      <style:paragraph-properties fo:orphans="1"/>
    </style:style>
    <style:style style:name="P10" style:family="paragraph" style:parent-style-name="Text_20_body" style:list-style-name="L2">
      <style:paragraph-properties fo:margin-top="0cm" fo:margin-bottom="0cm" style:contextual-spacing="false" fo:orphans="1"/>
    </style:style>
    <style:style style:name="P11" style:family="paragraph" style:parent-style-name="Text_20_body" style:list-style-name="L2">
      <style:paragraph-properties fo:orphans="1"/>
    </style:style>
    <style:style style:name="P12" style:family="paragraph" style:parent-style-name="Text_20_body">
      <style:paragraph-properties fo:margin-left="1cm" fo:margin-right="1cm" fo:orphans="1" fo:text-indent="0cm" style:auto-text-indent="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ie Mahlzeiten in Deutschland</text:h>
      <text:p text:style-name="P1">In Deutschland gibt es vier wichtige Mahlzeiten am Tag. Die erste Mahlzeit ist das Frühstück. Die meisten Menschen frühstücken morgens zwischen sieben und neun Uhr.</text:p>
      <text:p text:style-name="P1">Zum Frühstück essen viele Deutsche Brötchen mit Butter und Marmelade. Manchmal gibt es auch Brot mit Käse oder Wurst. Ein gekochtes Ei ist auch sehr beliebt. Dazu trinken die Menschen Kaffee, Tee oder Orangensaft.</text:p>
      <text:p text:style-name="P1">Die zweite Mahlzeit ist das Mittagessen. In Deutschland ist das Mittagessen oft die warme Mahlzeit des Tages. Viele Familien essen mittags zwischen zwölf und vierzehn Uhr zusammen. Typische Gerichte sind Schnitzel mit Kartoffeln oder Nudeln mit Soße. Oft gibt es auch eine Suppe als Vorspeise oder einen Salat als Beilage.</text:p>
      <text:p text:style-name="P1">Nachmittags, gegen fünfzehn Uhr, gibt es in Deutschland eine besondere Tradition: Kaffee und Kuchen. Viele Menschen treffen sich mit der Familie oder mit Freunden. Sie trinken Kaffee oder Kakao und essen dazu ein Stück Kuchen oder Torte. Apfelkuchen und Käsekuchen sind sehr beliebt.</text:p>
      <text:p text:style-name="P1">Die letzte Mahlzeit des Tages heißt das Abendbrot. Der Name sagt es schon: Man isst meistens Brot. Das Abendbrot ist in Deutschland normalerweise eine kalte Mahlzeit. Auf dem Tisch stehen Brot, Butter, Käse, Wurst und verschiedene Aufstriche. Dazu isst man oft frisches Gemüse wie Gurken, Tomaten oder Radieschen. Als Getränk trinken viele Menschen abends Tee oder Wasser.</text:p>
      <text:p text:style-name="P1">Die deutschen Mahlzeiten sind einfach, aber lecker. Jede Mahlzeit hat ihre eigene Tradition.</text:p>
      <text:p text:style-name="P2"/>
      <text:p text:style-name="P1"><text:span text:style-name="Strong_20_Emphasis">25 Sätze ✓</text:span> — Niveau A2, kurze Sätze, bekannter Wortschatz aus dem Übungsblatt, mit kleinen Wiederholungen zur Festigung.</text:p>
      <text:h text:style-name="P3" text:outline-level="2">Du hast gesagt: JEtzt Fragen für den Schüler zu diesem Thema, die ich als Lehrer zu diesem Thema fragen kann 15 Fragen</text:h>
      <text:p text:style-name="P4">JEtzt Fragen für den Schüler zu diesem Thema, die ich als Lehrer zu diesem Thema fragen kann 15 Fragen</text:p>
      <text:p text:style-name="Text_20_body">10:49</text:p>
      <text:h text:style-name="P5" text:outline-level="2">Claude hat geantwortet: Fragen zum Lesetext „Die Mahlzeiten in Deutschland"</text:h>
      <text:h text:style-name="P6" text:outline-level="2">Fragen zum Lesetext „Die Mahlzeiten in Deutschland"</text:h>
      <text:p text:style-name="P2"/>
      <text:h text:style-name="P7" text:outline-level="3">📖 Verständnisfragen (zum Text)</text:h>
      <text:list text:style-name="L1">
        <text:list-item>
          <text:p text:style-name="P8">Wie viele Mahlzeiten gibt es in Deutschland pro Tag? </text:p>
        </text:list-item>
        <text:list-item>
          <text:p text:style-name="P8"><text:soft-page-break/>Wann frühstücken die meisten Deutschen? </text:p>
        </text:list-item>
        <text:list-item>
          <text:p text:style-name="P8">Was trinkt man in Deutschland zum Frühstück? </text:p>
        </text:list-item>
        <text:list-item>
          <text:p text:style-name="P8">Welche Mahlzeit ist in Deutschland oft die warme Mahlzeit? </text:p>
        </text:list-item>
        <text:list-item>
          <text:p text:style-name="P8">Was isst man mittags als Beilage oder Vorspeise? </text:p>
        </text:list-item>
        <text:list-item>
          <text:p text:style-name="P8">Um wie viel Uhr gibt es „Kaffee und Kuchen"? </text:p>
        </text:list-item>
        <text:list-item>
          <text:p text:style-name="P8">Was macht man nachmittags bei „Kaffee und Kuchen"? </text:p>
        </text:list-item>
        <text:list-item>
          <text:p text:style-name="P8">Warum heißt die letzte Mahlzeit „Abendbrot"? </text:p>
        </text:list-item>
        <text:list-item>
          <text:p text:style-name="P8">Ist das Abendbrot in Deutschland warm oder kalt? </text:p>
        </text:list-item>
        <text:list-item>
          <text:p text:style-name="P9">Was isst man zum Abendbrot als Gemüse? </text:p>
        </text:list-item>
      </text:list>
      <text:p text:style-name="P2"/>
      <text:h text:style-name="P7" text:outline-level="3">💬 Persönliche Fragen (über den Schüler)</text:h>
      <text:list text:style-name="L2">
        <text:list-item>
          <text:p text:style-name="P10">Was isst du normalerweise zum Frühstück? </text:p>
        </text:list-item>
        <text:list-item>
          <text:p text:style-name="P10">Isst du mittags warm oder kalt? Was isst du? </text:p>
        </text:list-item>
        <text:list-item>
          <text:p text:style-name="P10">Gibt es in deinem Land auch eine Nachmittagstradition wie „Kaffee und Kuchen"? </text:p>
        </text:list-item>
        <text:list-item>
          <text:p text:style-name="P10">Was isst du abends? Ist das ähnlich wie das deutsche Abendbrot? </text:p>
        </text:list-item>
        <text:list-item>
          <text:p text:style-name="P11">Welche deutsche Mahlzeit findest du am interessantesten und warum? </text:p>
        </text:list-item>
      </text:list>
      <text:p text:style-name="P2"/>
      <text:p text:style-name="P12"><text:span text:style-name="Strong_20_Emphasis">Tipp:</text:span> Die Fragen 1–10 eignen sich gut für schriftliche Übungen oder Leseverständnis-Tests. Die Fragen 11–15 fördern das freie Sprechen und den Vergleich mit der eigenen Kultu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8T10:51:10.229535000</meta:creation-date>
    <dc:date>2026-04-28T10:51:51.852689700</dc:date>
    <meta:editing-duration>PT42S</meta:editing-duration>
    <meta:editing-cycles>1</meta:editing-cycles>
    <meta:document-statistic meta:table-count="0" meta:image-count="0" meta:object-count="0" meta:page-count="2" meta:paragraph-count="31" meta:word-count="478" meta:character-count="2998" meta:non-whitespace-character-count="2552"/>
    <meta:generator>LibreOffice/25.8.3.2$Windows_X86_64 LibreOffice_project/8ca8d55c161d602844f5428fa4b58097424e324e</meta:generator>
  </office:meta>
</office:document-meta>
</file>